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7a91f"/>
    </style:style>
    <style:style style:name="P2" style:family="paragraph" style:parent-style-name="List_20_Paragraph" style:list-style-name="L1">
      <style:paragraph-properties fo:text-align="justify" style:justify-single-word="false"/>
      <style:text-properties officeooo:paragraph-rsid="083d74d5"/>
    </style:style>
    <style:style style:name="P3" style:family="paragraph" style:parent-style-name="List_20_Paragraph" style:list-style-name="L1">
      <style:paragraph-properties fo:text-align="justify" style:justify-single-word="false"/>
      <style:text-properties officeooo:paragraph-rsid="083539a3"/>
    </style:style>
    <style:style style:name="P4" style:family="paragraph" style:parent-style-name="List_20_Paragraph" style:list-style-name="L1">
      <style:paragraph-properties fo:text-align="justify" style:justify-single-word="false"/>
      <style:text-properties officeooo:paragraph-rsid="08292238"/>
    </style:style>
    <style:style style:name="P5" style:family="paragraph" style:parent-style-name="List_20_Paragraph" style:list-style-name="L1">
      <style:paragraph-properties fo:text-align="justify" style:justify-single-word="false"/>
      <style:text-properties officeooo:paragraph-rsid="083538af"/>
    </style:style>
    <style:style style:name="P6" style:family="paragraph" style:parent-style-name="List_20_Paragraph" style:list-style-name="L1">
      <style:paragraph-properties fo:text-align="justify" style:justify-single-word="false"/>
      <style:text-properties officeooo:rsid="08427deb" officeooo:paragraph-rsid="08427deb"/>
    </style:style>
    <style:style style:name="P7" style:family="paragraph" style:parent-style-name="List_20_Paragraph" style:list-style-name="L1">
      <style:paragraph-properties fo:text-align="justify" style:justify-single-word="false"/>
      <style:text-properties style:font-name="DejaVu Sans" fo:font-size="9pt" officeooo:paragraph-rsid="08292238" style:font-size-asian="9pt" style:font-size-complex="9pt"/>
    </style:style>
    <style:style style:name="P8" style:family="paragraph" style:parent-style-name="List_20_Paragraph" style:list-style-name="L1">
      <style:paragraph-properties fo:text-align="justify" style:justify-single-word="false"/>
      <style:text-properties style:font-name="DejaVu Sans" fo:font-size="9pt" officeooo:rsid="08427deb" officeooo:paragraph-rsid="08427deb" style:font-size-asian="9pt" style:font-size-complex="9pt"/>
    </style:style>
    <style:style style:name="P9" style:family="paragraph" style:parent-style-name="List_20_Paragraph" style:list-style-name="L1">
      <style:paragraph-properties fo:text-align="justify" style:justify-single-word="false"/>
      <style:text-properties style:font-name="DejaVu Sans" fo:font-size="9pt" officeooo:rsid="08427deb" officeooo:paragraph-rsid="0844ac91" style:font-size-asian="9pt" style:font-size-complex="9pt"/>
    </style:style>
    <style:style style:name="P10" style:family="paragraph" style:parent-style-name="List_20_Paragraph" style:list-style-name="L1">
      <style:paragraph-properties fo:margin-left="0cm" fo:margin-right="0cm" fo:text-align="justify" style:justify-single-word="false" fo:text-indent="0cm" style:auto-text-indent="false"/>
      <style:text-properties style:font-name="DejaVu Sans" fo:font-size="9pt" officeooo:rsid="08427deb" officeooo:paragraph-rsid="08427deb"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000000" style:text-line-through-style="none" style:text-line-through-type="none" style:font-name="DejaVu Sans"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23" style:family="text">
      <style:text-properties fo:font-variant="normal" fo:text-transform="none" fo:color="#000000" style:text-line-through-style="none" style:text-line-through-type="none"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000000" style:text-line-through-style="none" style:text-line-through-type="none"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4" style:family="text">
      <style:text-properties fo:font-variant="normal" fo:text-transform="none" fo:color="#000000" style:text-line-through-style="none" style:text-line-through-type="none"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45" style:family="text">
      <style:text-properties fo:font-variant="normal" fo:text-transform="none" fo:color="#000000" style:text-line-through-style="none" style:text-line-through-type="none" style:font-name="DejaVu Sans"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DejaVu Sans"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DejaVu Sans"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DejaVu Sans"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6" style:family="text">
      <style:text-properties fo:font-variant="normal" fo:text-transform="none" fo:color="#000000" style:text-line-through-style="none" style:text-line-through-type="none" style:font-name="DejaVu Sans"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67" style:family="text">
      <style:text-properties fo:font-variant="normal" fo:text-transform="none" fo:color="#000000" style:text-line-through-style="none" style:text-line-through-type="none" style:font-name="DejaVu Sans" fo:font-style="normal" style:text-underline-style="none" fo:font-weight="bold" officeooo:rsid="0837a91f"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tyle="normal" style:text-underline-style="none" fo:font-weight="bold" officeooo:rsid="075d29cf"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8224138"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83539a3"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83547e0"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8244367"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8231221"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75d29cf"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normal" officeooo:rsid="07e71adf"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normal" officeooo:rsid="07d9504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normal" officeooo:rsid="07f6cea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tyle="normal" style:text-underline-style="none" fo:font-weight="normal" officeooo:rsid="07f0665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tyle="normal" style:text-underline-style="none" fo:font-weight="normal" officeooo:rsid="0812be9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tyle="normal" style:text-underline-style="none" fo:font-weight="normal" officeooo:rsid="07fd0a2c"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tyle="normal" style:text-underline-style="none" fo:font-weight="normal" officeooo:rsid="0812afb4"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tyle="normal" style:text-underline-style="none" fo:font-weight="normal" officeooo:rsid="08140e48"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tyle="normal" style:text-underline-style="none" fo:font-weight="normal" officeooo:rsid="0829fa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tyle="normal" style:text-underline-style="none" fo:font-weight="normal" officeooo:rsid="0840f9fc"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tyle="normal" style:text-underline-style="none" fo:font-weight="normal" officeooo:rsid="07dc640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tyle="normal" style:text-underline-style="none" fo:font-weight="normal" officeooo:rsid="07dfd422"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tyle="normal" style:text-underline-style="none" officeooo:rsid="075d29cf" style:text-blinking="false" fo:background-color="transparent" loext:char-shading-value="0" style:font-name-asian="Times New Roman1" style:font-style-asian="normal" style:font-name-complex="Calibri1" style:font-style-complex="normal" loext:padding="0cm" loext:border="none"/>
    </style:style>
    <style:style style:name="T88" style:family="text">
      <style:text-properties fo:font-variant="normal" fo:text-transform="none" fo:color="#000000" style:text-line-through-style="none" style:text-line-through-type="none" style:font-name="DejaVu Sans" style:text-underline-style="none" officeooo:rsid="075d29cf" style:text-blinking="false" fo:background-color="transparent" loext:char-shading-value="0" style:font-name-asian="Times New Roman1" style:font-name-complex="Calibri1" loext:padding="0cm" loext:border="none"/>
    </style:style>
    <style:style style:name="T89"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ff0000" style:text-line-through-style="none" style:text-line-through-type="none"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ff0000" style:text-line-through-style="none" style:text-line-through-type="none"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ff0000" style:text-line-through-style="none" style:text-line-through-type="none"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ff0000" style:text-line-through-style="none" style:text-line-through-type="none"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8"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9"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0"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1" style:family="text">
      <style:text-properties fo:font-variant="normal" fo:text-transform="none" fo:color="#ff0000" style:text-line-through-style="none" style:text-line-through-type="none" style:font-name="DejaVu Sans" fo:font-style="normal" style:text-underline-style="none" fo:font-weight="bold" officeooo:rsid="082c6673"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02" style:family="text">
      <style:text-properties fo:font-variant="normal" fo:text-transform="none" fo:color="#ff0000" style:text-line-through-style="none" style:text-line-through-type="none" style:font-name="DejaVu Sans" fo:font-style="normal" style:text-underline-style="none" fo:font-weight="bold" officeooo:rsid="0834b95b"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03" style:family="text">
      <style:text-properties fo:font-variant="normal" fo:text-transform="none" fo:color="#ff0000" style:text-line-through-style="none" style:text-line-through-type="none" style:font-name="DejaVu Sans" fo:font-style="normal" style:text-underline-style="none" fo:font-weight="bold" officeooo:rsid="083107fc"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04" style:family="text">
      <style:text-properties fo:font-variant="normal" fo:text-transform="none" fo:color="#ff0000" style:text-line-through-style="none" style:text-line-through-type="none" style:font-name="DejaVu Sans" fo:font-style="normal" style:text-underline-style="none" fo:font-weight="bold" officeooo:rsid="083538af"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105" style:family="text">
      <style:text-properties style:font-name="DejaVu Sans" fo:font-size="9pt" style:font-size-asian="9pt" style:font-size-complex="9pt"/>
    </style:style>
    <style:style style:name="T106" style:family="text">
      <style:text-properties style:font-name="DejaVu Sans" fo:font-size="9pt" fo:font-weight="normal" style:font-size-asian="9pt" style:font-weight-asian="normal" style:font-size-complex="9pt" style:font-weight-complex="normal"/>
    </style:style>
    <style:style style:name="T107" style:family="text">
      <style:text-properties fo:font-size="9pt" style:font-size-asian="9pt" style:font-size-complex="9pt"/>
    </style:style>
    <style:style style:name="T108" style:family="text">
      <style:text-properties fo:font-size="9pt" fo:font-weight="normal" style:font-size-asian="9pt" style:font-weight-asian="normal" style:font-size-complex="9pt" style:font-weight-complex="normal"/>
    </style:style>
    <style:style style:name="T109" style:family="text">
      <style:text-properties style:font-name="DejaVu Sans"/>
    </style:style>
    <style:style style:name="T110" style:family="text">
      <style:text-properties style:font-name="DejaVu Sans" fo:font-size="9pt" style:font-size-asian="9pt" style:font-size-complex="9pt"/>
    </style:style>
    <style:style style:name="T111" style:family="text">
      <style:text-properties style:font-name="DejaVu Sans" fo:font-size="9pt" fo:font-weight="normal" style:font-size-asian="9pt" style:font-weight-asian="normal" style:font-size-complex="9pt" style:font-weight-complex="normal"/>
    </style:style>
    <style:style style:name="T112" style:family="text">
      <style:text-properties style:font-name="DejaVu Sans" fo:font-weight="normal" style:font-weight-asian="normal" style:font-weight-complex="normal"/>
    </style:style>
    <style:style style:name="T113" style:family="text">
      <style:text-properties officeooo:rsid="0844ac9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48026895833459025" text:style-name="L1">
        <text:list-item>
          <text:p text:style-name="P1"><text:span text:style-name="Strong_20_Emphasis"><text:span text:style-name="T21">Change in data environment:</text:span></text:span></text:p>
          <text:list>
            <text:list-item>
              <text:p text:style-name="P2"><text:span text:style-name="Strong_20_Emphasis"><text:span text:style-name="T12">The data environment has changed a lot since SQL was first designed in the 1970s. </text:span></text:span><text:span text:style-name="Strong_20_Emphasis"><text:span text:style-name="T16">Now </text:span></text:span><text:span text:style-name="Strong_20_Emphasis"><text:span text:style-name="T12">data isn't just numbers, dates, and strings. </text:span></text:span><text:span text:style-name="Strong_20_Emphasis"><text:span text:style-name="T17">Now we</text:span></text:span><text:span text:style-name="Strong_20_Emphasis"><text:span text:style-name="T12"> also </text:span></text:span><text:span text:style-name="Strong_20_Emphasis"><text:span text:style-name="T17">have</text:span></text:span><text:span text:style-name="Strong_20_Emphasis"><text:span text:style-name="T12"> geospatial data, 3D data, audio and video, and unstructured text, including log files and social media.</text:span></text:span></text:p>
            </text:list-item>
            <text:list-item>
              <text:p text:style-name="P2"><text:span text:style-name="Strong_20_Emphasis"><text:span text:style-name="T12">Traditional database systems were designed to address smaller volumes of structured data, fewer updates or a predictable, consistent data structure. Traditional database systems are also designed to operate on a single server, making increased capacity expensive and finite. </text:span></text:span></text:p>
            </text:list-item>
            <text:list-item>
              <text:p text:style-name="P2"><text:span text:style-name="Strong_20_Emphasis"><text:span text:style-name="T12">As applications have evolved to serve large volumes of users, and as application development practices have become agile, the traditional use of the relational database has become a liability for many companies rather than an enabling factor in their business.</text:span></text:span></text:p>
            </text:list-item>
          </text:list>
        </text:list-item>
        <text:list-item>
          <text:p text:style-name="P3"><text:span text:style-name="Strong_20_Emphasis"><text:span text:style-name="T12">Data can be classified into three types on the basis of its organization:</text:span></text:span></text:p>
          <text:list>
            <text:list-item>
              <text:p text:style-name="P4"><text:span text:style-name="Strong_20_Emphasis"><text:span text:style-name="T12">structured data: a table has defined columns.</text:span></text:span></text:p>
            </text:list-item>
            <text:list-item>
              <text:p text:style-name="P4"><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4"><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4"><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4"><text:a xlink:type="simple" xlink:href="http://www.datamation.com/big-data/unstructured-data.html" text:style-name="Internet_20_link" text:visited-style-name="Visited_20_Internet_20_Link"><text:span text:style-name="Strong_20_Emphasis"><text:span text:style-name="T105">Unstructured data</text:span></text:span></text:a><text:span text:style-name="Strong_20_Emphasis"><text:span text:style-name="T1"> is essentially everything else. Unstructured data has internal structure but is not structured via pre-defined data models or schema. It may be textual or non-textual, and human- or machine-generated.</text:span></text:span></text:p>
          <text:p text:style-name="P7"/>
          <text:p text:style-name="P4"><text:span text:style-name="Strong_20_Emphasis"><text:span text:style-name="T20">Typical human-generated unstructured data includes:</text:span></text:span></text:p>
          <text:list>
            <text:list-item>
              <text:p text:style-name="P4"><text:span text:style-name="Strong_20_Emphasis"><text:span text:style-name="T105">Text files: </text:span></text:span><text:span text:style-name="Strong_20_Emphasis"><text:span text:style-name="T106">Word processing, spreadsheets, presentations, email, logs.</text:span></text:span></text:p>
            </text:list-item>
            <text:list-item>
              <text:p text:style-name="P4"><text:span text:style-name="Strong_20_Emphasis"><text:span text:style-name="T105">Email:</text:span></text:span><text:span text:style-name="T105"> Email has some internal structure thanks to its metadata, and we sometimes refer to it as </text:span><text:a xlink:type="simple" xlink:href="http://www.datamation.com/big-data/semi-structured-data.html" text:style-name="Internet_20_link" text:visited-style-name="Visited_20_Internet_20_Link"><text:span text:style-name="T105">semi-structured</text:span></text:a><text:span text:style-name="T105">. However, its message field is unstructured and traditional </text:span><text:a xlink:type="simple" xlink:href="http://www.datamation.com/big-data/big-data-tools.html" text:style-name="Internet_20_link" text:visited-style-name="Visited_20_Internet_20_Link"><text:span text:style-name="T105">analytics tools</text:span></text:a><text:span text:style-name="T105"> cannot parse it.</text:span></text:p>
            </text:list-item>
            <text:list-item>
              <text:p text:style-name="P4"><text:span text:style-name="Strong_20_Emphasis"><text:span text:style-name="T105">Social Media:</text:span></text:span><text:span text:style-name="T105"> Data from Facebook, Twitter, LinkedIn.</text:span></text:p>
            </text:list-item>
            <text:list-item>
              <text:p text:style-name="P4"><text:span text:style-name="Strong_20_Emphasis"><text:span text:style-name="T105">Website:</text:span></text:span><text:span text:style-name="T105"> YouTube, Instagram, photo sharing sites.</text:span></text:p>
            </text:list-item>
            <text:list-item>
              <text:p text:style-name="P4"><text:span text:style-name="Strong_20_Emphasis"><text:span text:style-name="T105">Mobile data:</text:span></text:span><text:span text:style-name="T105"> Text messages, locations.</text:span></text:p>
            </text:list-item>
            <text:list-item>
              <text:p text:style-name="P4"><text:span text:style-name="Strong_20_Emphasis"><text:span text:style-name="T105">Communications:</text:span></text:span><text:span text:style-name="T105"> Chat, IM, phone recordings, collaboration software. </text:span></text:p>
            </text:list-item>
            <text:list-item>
              <text:p text:style-name="P4"><text:span text:style-name="Strong_20_Emphasis"><text:span text:style-name="T105">Media:</text:span></text:span><text:span text:style-name="T105"> MP3, digital photos, audio and video files.</text:span></text:p>
            </text:list-item>
            <text:list-item>
              <text:p text:style-name="P4"><text:span text:style-name="Strong_20_Emphasis"><text:span text:style-name="T105">Business applications:</text:span></text:span><text:span text:style-name="T105"> MS Office documents, productivity applications.</text:span></text:p>
            </text:list-item>
          </text:list>
          <text:p text:style-name="P4"><text:span text:style-name="Strong_20_Emphasis"><text:span text:style-name="T1"/></text:span></text:p>
          <text:p text:style-name="P4"><text:span text:style-name="Strong_20_Emphasis"><text:span text:style-name="T20">Typical machine-generated unstructured data includes:</text:span></text:span></text:p>
          <text:list text:continue-numbering="true">
            <text:list-item>
              <text:p text:style-name="P4"><text:span text:style-name="Strong_20_Emphasis"><text:span text:style-name="T19">Satellite imagery:</text:span></text:span><text:span text:style-name="Strong_20_Emphasis"><text:span text:style-name="T1"> Weather data, land forms, military movements.</text:span></text:span></text:p>
            </text:list-item>
            <text:list-item>
              <text:p text:style-name="P4"><text:span text:style-name="Strong_20_Emphasis"><text:span text:style-name="T105">Scientific data:</text:span></text:span><text:span text:style-name="T105"> Oil and gas exploration, space exploration, seismic imagery, atmospheric data.</text:span></text:p>
            </text:list-item>
            <text:list-item>
              <text:p text:style-name="P4"><text:span text:style-name="Strong_20_Emphasis"><text:span text:style-name="T105">Digital surveillance:</text:span></text:span><text:span text:style-name="T105"> Surveillance photos and video.</text:span></text:p>
            </text:list-item>
            <text:list-item>
              <text:p text:style-name="P4"><text:span text:style-name="Strong_20_Emphasis"><text:span text:style-name="T105">Sensor data:</text:span></text:span><text:span text:style-name="T105"> Traffic, weather, oceanographic sensors.</text:span></text:p>
            </text:list-item>
          </text:list>
        </text:list-item>
        <text:list-item>
          <text:p text:style-name="P4"><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4"><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22">80% of business-relevant information originates in unstructured form, primarily text.</text:span></text:span><text:span text:style-name="Strong_20_Emphasis"><text:span text:style-name="T1"> This may seem like an outlandish percentage.</text:span></text:span></text:p>
        </text:list-item>
        <text:list-item>
          <text:p text:style-name="P4"><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text:span></text:span></text:p>
        </text:list-item>
        <text:list-item>
          <text:p text:style-name="P4"><text:soft-page-break/><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4"><text:a xlink:type="simple" xlink:href="http://www.datamation.com/big-data/semi-structured-data.html" text:style-name="Internet_20_link" text:visited-style-name="Visited_20_Internet_20_Link"><text:span text:style-name="Strong_20_Emphasis"><text:span text:style-name="T105">Semi-structured data</text:span></text:span></text:a><text:span text:style-name="Strong_20_Emphasis"><text:span text:style-name="T1"> maintains internal tags and markings that identify separate data elements, which enables information grouping and hierarchies. Both documents and databases can be semi-structured. This type of data only represents about 5-10% of the structured/semi-structured/unstructured data pie, but has critical business usage cases. </text:span></text:span><text:span text:style-name="T105">Examples of Semi-structured Data:</text:span></text:p>
          <text:list>
            <text:list-item>
              <text:p text:style-name="P4"><text:span text:style-name="Strong_20_Emphasis"><text:span text:style-name="T105">Markup language XML</text:span></text:span><text:span text:style-name="T105">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4"><text:span text:style-name="Strong_20_Emphasis"><text:span text:style-name="T105">Open standard JSON (JavaScript Object Notation)</text:span></text:span><text:span text:style-name="T105">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4"><text:span text:style-name="Strong_20_Emphasis"><text:span text:style-name="T105">NoSQL</text:span></text:span><text:span text:style-name="T105">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105">MongoDB</text:span></text:a><text:span text:style-name="T105"> and </text:span><text:a xlink:type="simple" xlink:href="https://www.couchbase.com/" office:target-frame-name="_blank" xlink:show="new" text:style-name="Internet_20_link" text:visited-style-name="Visited_20_Internet_20_Link"><text:span text:style-name="T105">Couchbase</text:span></text:a><text:span text:style-name="T105"> also incorporate semi-structured documents by natively storing them in the JSON format. </text:span></text:p>
            </text:list-item>
          </text:list>
        </text:list-item>
        <text:list-item>
          <text:p text:style-name="P4"><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4"><text:span text:style-name="Strong_20_Emphasis"><text:span text:style-name="T1">Structured data and you want to do complex queries which requires table joins, you don’t know about apriori, use RDBMS like Mysql, Postgresql etc.</text:span></text:span></text:p>
            </text:list-item>
            <text:list-item>
              <text:p text:style-name="P4"><text:span text:style-name="Strong_20_Emphasis"><text:span text:style-name="T1">Structured data and no complex queries, use key-value NoSQL database, such as Redis, Voldemort etc.</text:span></text:span></text:p>
            </text:list-item>
            <text:list-item>
              <text:p text:style-name="P4"><text:span text:style-name="Strong_20_Emphasis"><text:span text:style-name="T1">Semi-structured data, and not too complex queries, use column-</text:span></text:span><text:span text:style-name="Strong_20_Emphasis"><text:span text:style-name="T18">family</text:span></text:span><text:span text:style-name="Strong_20_Emphasis"><text:span text:style-name="T1"> database, such as Cassandra etc, or document oriented databases such as MongoDB or CouchDB.</text:span></text:span></text:p>
            </text:list-item>
            <text:list-item>
              <text:p text:style-name="P4"><text:span text:style-name="Strong_20_Emphasis"><text:span text:style-name="T1">Highly connected data, you can use a graph database such as Neo4J etc.</text:span></text:span></text:p>
            </text:list-item>
            <text:list-item>
              <text:p text:style-name="P4"><text:span text:style-name="Strong_20_Emphasis"><text:span text:style-name="T1">Unstructured text data, and you want to query for words in the document, use Elasticsearch or Solr.</text:span></text:span></text:p>
            </text:list-item>
            <text:list-item>
              <text:p text:style-name="P4"><text:span text:style-name="Strong_20_Emphasis"><text:span text:style-name="T1">If it is a time-series data, and you want to visualize it, you can use InfluxDB or OpenTSDB.</text:span></text:span></text:p>
            </text:list-item>
          </text:list>
        </text:list-item>
        <text:list-item>
          <text:p text:style-name="P4"><text:span text:style-name="Strong_20_Emphasis"><text:span text:style-name="T7">The nature of data on which we need to run the query to derive the information has changed in the time, so we needed different types of databases.</text:span></text:span></text:p>
        </text:list-item>
        <text:list-item>
          <text:p text:style-name="P4"><text:span text:style-name="Strong_20_Emphasis"><text:span text:style-name="T8">There is “no one size fits all kind” of database for structured/semi-structured/unstructured data. The choice of an appropriate database would depend on consistency, availability, and capacity requirements. Also other questions will influence the choices:</text:span></text:span></text:p>
          <text:list>
            <text:list-item>
              <text:p text:style-name="P4"><text:span text:style-name="Strong_20_Emphasis"><text:span text:style-name="T8">Do you want to optimize for reads or writes?</text:span></text:span></text:p>
            </text:list-item>
            <text:list-item>
              <text:p text:style-name="P4"><text:span text:style-name="Strong_20_Emphasis"><text:span text:style-name="T8">What are the set of queries that you want your database to give good performance for?</text:span></text:span></text:p>
            </text:list-item>
            <text:list-item>
              <text:p text:style-name="P4"><text:span text:style-name="Strong_20_Emphasis"><text:span text:style-name="T8">Is scalability a concern?</text:span></text:span></text:p>
            </text:list-item>
            <text:list-item>
              <text:p text:style-name="P4"><text:span text:style-name="Strong_20_Emphasis"><text:span text:style-name="T8">Do you want a schema-less database?</text:span></text:span></text:p>
            </text:list-item>
            <text:list-item>
              <text:p text:style-name="P4"><text:span text:style-name="Strong_20_Emphasis"><text:span text:style-name="T8">Is your un-structured data in a JSON format?</text:span></text:span></text:p>
            </text:list-item>
            <text:list-item>
              <text:p text:style-name="P4"><text:span text:style-name="Strong_20_Emphasis"><text:span text:style-name="T8">Do you want ACID guarantees?</text:span></text:span></text:p>
            </text:list-item>
          </text:list>
        </text:list-item>
        <text:list-item>
          <text:p text:style-name="P5"><text:span text:style-name="Strong_20_Emphasis"><text:span text:style-name="T89">If you are using NoSQL, design your database in such a way that you won't need JOINS or Transaction Management. If you design your application and DB well, you might NOT be needing </text:span></text:span><text:span text:style-name="Strong_20_Emphasis"><text:span text:style-name="T91">joins and</text:span></text:span><text:span text:style-name="Strong_20_Emphasis"><text:span text:style-name="T89"> transaction</text:span></text:span><text:span text:style-name="Strong_20_Emphasis"><text:span text:style-name="T91">s</text:span></text:span><text:span text:style-name="Strong_20_Emphasis"><text:span text:style-name="T89"> at all in many scenarios. </text:span></text:span><text:span text:style-name="Strong_20_Emphasis"><text:span text:style-name="T90">For designing database in such a way,</text:span></text:span></text:p>
          <text:list>
            <text:list-item>
              <text:p text:style-name="P5"><text:soft-page-break/><text:span text:style-name="Strong_20_Emphasis"><text:span text:style-name="T90">denormalization is the key,</text:span></text:span></text:p>
            </text:list-item>
            <text:list-item>
              <text:p text:style-name="P5"><text:span text:style-name="Strong_20_Emphasis"><text:span text:style-name="T92">joins should be done on write and not on read.</text:span></text:span></text:p>
            </text:list-item>
          </text:list>
        </text:list-item>
        <text:list-item>
          <text:p text:style-name="P8">What is OLTP and OLAP?</text:p>
          <text:p text:style-name="P6"><text:a xlink:type="simple" xlink:href="https://www.quora.com/in/What-is-the-difference-between-OLTP-and-OLAP" text:style-name="Internet_20_link" text:visited-style-name="Visited_20_Internet_20_Link"><text:span text:style-name="T105">https://www.quora.com/in/What-is-the-difference-between-OLTP-and-OLAP</text:span></text:a></text:p>
        </text:list-item>
        <text:list-item>
          <text:p text:style-name="P9"><text:span text:style-name="T113">What is the difference between Task parallelism and Data parallelism?</text:span></text:p>
          <text:p text:style-name="P9"><text:span text:style-name="Strong_20_Emphasis">Task parallelism</text:span> is the simultaneous execution on multiple cores of many different functions across the same or different datasets.</text:p>
          <text:p text:style-name="P9"><text:span text:style-name="Strong_20_Emphasis">Data parallelism</text:span> is the simultaneous execution on multiple cores of the same function across the elements of a dataset.</text:p>
        </text:list-item>
        <text:list-item>
          <text:p text:style-name="P9">Abc</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17T14:27:05.310541797</dc:date>
    <meta:editing-cycles>2428</meta:editing-cycles>
    <meta:editing-duration>P24DT10H58M44S</meta:editing-duration>
    <meta:generator>LibreOffice/5.1.6.2$Linux_X86_64 LibreOffice_project/10m0$Build-2</meta:generator>
    <meta:document-statistic meta:table-count="0" meta:image-count="0" meta:object-count="0" meta:page-count="3" meta:paragraph-count="56" meta:word-count="1237" meta:character-count="7964" meta:non-whitespace-character-count="68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